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776" officeooo:paragraph-rsid="00149776"/>
    </style:style>
    <style:style style:name="P2" style:family="paragraph" style:parent-style-name="Standard">
      <style:text-properties officeooo:rsid="0014e752" officeooo:paragraph-rsid="0014e752"/>
    </style:style>
    <style:style style:name="P3" style:family="paragraph" style:parent-style-name="Standard">
      <style:text-properties officeooo:rsid="001534c1" officeooo:paragraph-rsid="001534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air-platform/</text:p>
      <text:p text:style-name="Standard">│</text:p>
      <text:p text:style-name="Standard">├── .github/</text:p>
      <text:p text:style-name="Standard">│ <text:s text:c="2"/>└── ci.yaml</text:p>
      <text:p text:style-name="Standard">│</text:p>
      <text:p text:style-name="Standard">├── ai-models/</text:p>
      <text:p text:style-name="Standard">│ <text:s text:c="2"/>├── eco-consultant/</text:p>
      <text:p text:style-name="Standard">│ <text:s text:c="2"/>│ <text:s text:c="2"/>├── agents/</text:p>
      <text:p text:style-name="Standard">│ <text:s text:c="2"/>│ <text:s text:c="2"/>│ <text:s text:c="2"/>├── data_cleaning_agent.py</text:p>
      <text:p text:style-name="Standard">│ <text:s text:c="2"/>│ <text:s text:c="2"/>│ <text:s text:c="2"/>├── data_ingestion_agent.py</text:p>
      <text:p text:style-name="Standard">│ <text:s text:c="2"/>│ <text:s text:c="2"/>│ <text:s text:c="2"/>├── data_processing_agent.py</text:p>
      <text:p text:style-name="Standard">│ <text:s text:c="2"/>│ <text:s text:c="2"/>│ <text:s text:c="2"/>├── impact_analysis_agent.py</text:p>
      <text:p text:style-name="Standard">│ <text:s text:c="2"/>│ <text:s text:c="2"/>│ <text:s text:c="2"/>├── recommendation_agent.py</text:p>
      <text:p text:style-name="Standard">│ <text:s text:c="2"/>│ <text:s text:c="2"/>│ <text:s text:c="2"/>└── supply_chain_agent.py</text:p>
      <text:p text:style-name="Standard">│ <text:s text:c="2"/>│ <text:s text:c="2"/>├── api/</text:p>
      <text:p text:style-name="Standard">│ <text:s text:c="2"/>│ <text:s text:c="2"/>│ <text:s text:c="2"/>├── data_cleaning_api.py</text:p>
      <text:p text:style-name="Standard">│ <text:s text:c="2"/>│ <text:s text:c="2"/>│ <text:s text:c="2"/>└── data_ingestion_api.py</text:p>
      <text:p text:style-name="Standard">│ <text:s text:c="2"/>│ <text:s text:c="2"/>├── dashboard/</text:p>
      <text:p text:style-name="Standard">│ <text:s text:c="2"/>│ <text:s text:c="2"/>│ <text:s text:c="2"/>├── templates/</text:p>
      <text:p text:style-name="Standard">│ <text:s text:c="2"/>│ <text:s text:c="2"/>│ <text:s text:c="2"/>│ <text:s text:c="2"/>└── index.html</text:p>
      <text:p text:style-name="Standard">│ <text:s text:c="2"/>│ <text:s text:c="2"/>│ <text:s text:c="2"/>├── app.py</text:p>
      <text:p text:style-name="Standard">│ <text:s text:c="2"/>│ <text:s text:c="2"/>│ <text:s text:c="2"/>└── routes.py</text:p>
      <text:p text:style-name="Standard">│ <text:s text:c="2"/>│ <text:s text:c="2"/>├── models/</text:p>
      <text:p text:style-name="Standard">│ <text:s text:c="2"/>│ <text:s text:c="2"/>│ <text:s text:c="2"/>├── lca_model.py</text:p>
      <text:p text:style-name="Standard">│ <text:s text:c="2"/>│ <text:s text:c="2"/>│ <text:s text:c="2"/>├── recommendation_model.py</text:p>
      <text:p text:style-name="Standard">│ <text:s text:c="2"/>│ <text:s text:c="2"/>│ <text:s text:c="2"/>└── supply_chain_model.py</text:p>
      <text:p text:style-name="Standard">│ <text:s text:c="2"/>│ <text:s text:c="2"/>├── batch_processor.py</text:p>
      <text:p text:style-name="Standard">│ <text:s text:c="2"/>│ <text:s text:c="2"/>└── main.py</text:p>
      <text:p text:style-name="Standard">│ <text:s text:c="2"/>│</text:p>
      <text:p text:style-name="Standard">│ <text:s text:c="2"/>└── recommendation/</text:p>
      <text:p text:style-name="Standard">│ <text:s text:c="6"/>├── app.py</text:p>
      <text:p text:style-name="Standard">│ <text:s text:c="6"/>└── model.py</text:p>
      <text:p text:style-name="Standard">│</text:p>
      <text:p text:style-name="Standard">├── backend/</text:p>
      <text:p text:style-name="Standard">│ <text:s text:c="2"/>├── src/</text:p>
      <text:p text:style-name="Standard">│ <text:s text:c="2"/>│ <text:s text:c="2"/>├── activitypub/</text:p>
      <text:p text:style-name="Standard">│ <text:s text:c="2"/>│ <text:s text:c="2"/>│ <text:s text:c="2"/>├── activitypub.js</text:p>
      <text:p text:style-name="Standard">│ <text:s text:c="2"/>│ <text:s text:c="2"/>│ <text:s text:c="2"/>└── index.ts</text:p>
      <text:p text:style-name="Standard">│ <text:s text:c="2"/>│ <text:s text:c="2"/>├── ai/</text:p>
      <text:p text:style-name="Standard">│ <text:s text:c="2"/>│ <text:s text:c="2"/>│ <text:s text:c="2"/>├── Dockerfile</text:p>
      <text:p text:style-name="Standard">│ <text:s text:c="2"/>│ <text:s text:c="2"/>│ <text:s text:c="2"/>├── recommendation_engine.py</text:p>
      <text:p text:style-name="Standard">│ <text:s text:c="2"/>│ <text:s text:c="2"/>│ <text:s text:c="2"/>└── recommendation_service.py</text:p>
      <text:p text:style-name="Standard">│ <text:s text:c="2"/>│ <text:s text:c="2"/>├── api/</text:p>
      <text:p text:style-name="Standard">│ <text:s text:c="2"/>│ <text:s text:c="2"/>│ <text:s text:c="2"/>└── exportStaticApi.ts</text:p>
      <text:p text:style-name="Standard">│ <text:s text:c="2"/>│ <text:s text:c="2"/>├── config/</text:p>
      <text:p text:style-name="Standard">│ <text:s text:c="2"/>│ <text:s text:c="2"/>│ <text:s text:c="2"/>├── constants.ts</text:p>
      <text:p text:style-name="Standard">│ <text:s text:c="2"/>│ <text:s text:c="2"/>│ <text:s text:c="2"/>├── database.ts</text:p>
      <text:p text:style-name="Standard">│ <text:s text:c="2"/>│ <text:s text:c="2"/>│ <text:s text:c="2"/>└── keycloak-config.js</text:p>
      <text:p text:style-name="Standard">│ <text:s text:c="2"/>│ <text:s text:c="2"/>├── controllers/</text:p>
      <text:p text:style-name="Standard"><text:soft-page-break/>│ <text:s text:c="2"/>│ <text:s text:c="2"/>│ <text:s text:c="2"/>├── affiliateController.ts</text:p>
      <text:p text:style-name="Standard">│ <text:s text:c="2"/>│ <text:s text:c="2"/>│ <text:s text:c="2"/>├── affiliateLinkController.ts</text:p>
      <text:p text:style-name="Standard">│ <text:s text:c="2"/>│ <text:s text:c="2"/>│ <text:s text:c="2"/>├── affiliateProgramController.ts</text:p>
      <text:p text:style-name="Standard">│ <text:s text:c="2"/>│ <text:s text:c="2"/>│ <text:s text:c="2"/>├── aiEthicsController.ts</text:p>
      <text:p text:style-name="Standard">│ <text:s text:c="2"/>│ <text:s text:c="2"/>│ <text:s text:c="2"/>├── analyticsController.ts</text:p>
      <text:p text:style-name="Standard">│ <text:s text:c="2"/>│ <text:s text:c="2"/>│ <text:s text:c="2"/>├── authController.ts</text:p>
      <text:p text:style-name="Standard">│ <text:s text:c="2"/>│ <text:s text:c="2"/>│ <text:s text:c="2"/>├── campaignController.ts</text:p>
      <text:p text:style-name="Standard">│ <text:s text:c="2"/>│ <text:s text:c="2"/>│ <text:s text:c="2"/>├── clickTrackingController.ts</text:p>
      <text:p text:style-name="Standard">│ <text:s text:c="2"/>│ <text:s text:c="2"/>│ <text:s text:c="2"/>├── communityWishlistController.ts</text:p>
      <text:p text:style-name="Standard">│ <text:s text:c="2"/>│ <text:s text:c="2"/>│ <text:s text:c="2"/>├── contributionController.ts</text:p>
      <text:p text:style-name="Standard">│ <text:s text:c="2"/>│ <text:s text:c="2"/>│ <text:s text:c="2"/>├── eventController.ts</text:p>
      <text:p text:style-name="Standard">│ <text:s text:c="2"/>│ <text:s text:c="2"/>│ <text:s text:c="2"/>├── gitController.ts</text:p>
      <text:p text:style-name="Standard">│ <text:s text:c="2"/>│ <text:s text:c="2"/>│ <text:s text:c="2"/>├── giteaController.js</text:p>
      <text:p text:style-name="Standard">│ <text:s text:c="2"/>│ <text:s text:c="2"/>│ <text:s text:c="2"/>└── githubController.js</text:p>
      <text:p text:style-name="P1">more controllers</text:p>
      <text:p text:style-name="P1">groupController.js</text:p>
      <text:p text:style-name="P1">groupMemberController.ts</text:p>
      <text:p text:style-name="P1">linkInBioController.ts</text:p>
      <text:p text:style-name="P1">marketplaceController.ts</text:p>
      <text:p text:style-name="P1">mauticContoller.ts</text:p>
      <text:p text:style-name="P1">minsiteContoller.ts</text:p>
      <text:p text:style-name="P1">n8ncontroller.ts</text:p>
      <text:p text:style-name="P1">payoutcontroller.ts</text:p>
      <text:p text:style-name="P1">recommendationController.ts</text:p>
      <text:p text:style-name="P1">resourceController.ts</text:p>
      <text:p text:style-name="P1">rewardController.ts</text:p>
      <text:p text:style-name="P1">rewardsController.ts</text:p>
      <text:p text:style-name="P1">SearchController.ts</text:p>
      <text:p text:style-name="P1">SurveyController.ts</text:p>
      <text:p text:style-name="P1">testimonialController.ts</text:p>
      <text:p text:style-name="P1">uploadController.ts</text:p>
      <text:p text:style-name="P1">voteController.ts</text:p>
      <text:p text:style-name="P1">wishlistController.ts</text:p>
      <text:p text:style-name="Standard"/>
      <text:p text:style-name="Standard"/>
      <text:p text:style-name="Standard">│ <text:s text:c="2"/>│ <text:s text:c="2"/>├── middleware/</text:p>
      <text:p text:style-name="Standard">│ <text:s text:c="2"/>│ <text:s text:c="2"/>│ <text:s text:c="2"/>├── errorHandler.ts</text:p>
      <text:p text:style-name="Standard">│ <text:s text:c="2"/>│ <text:s text:c="2"/>│ <text:s text:c="2"/>└── validate.ts</text:p>
      <text:p text:style-name="Standard">│ <text:s text:c="2"/>│ <text:s text:c="2"/>├── models/</text:p>
      <text:p text:style-name="Standard">│ <text:s text:c="2"/>│ <text:s text:c="2"/>│ <text:s text:c="2"/>└── (model files)</text:p>
      <text:p text:style-name="P2">models</text:p>
      <text:p text:style-name="P2">AffiliateLink.ts</text:p>
      <text:p text:style-name="P2">AffiliateProgram.ts</text:p>
      <text:p text:style-name="P2">Brands.ts</text:p>
      <text:p text:style-name="P2">Campaign.ts</text:p>
      <text:p text:style-name="P2">ClickTracking.ts</text:p>
      <text:p text:style-name="P2">CommunityWishlist.ts</text:p>
      <text:p text:style-name="P2">CommunityWishlistItem.ts</text:p>
      <text:p text:style-name="P2">Company.ts</text:p>
      <text:p text:style-name="P2"><text:soft-page-break/>Contribution.ts</text:p>
      <text:p text:style-name="P2">Dividend.ts</text:p>
      <text:p text:style-name="P2">event.model.ts</text:p>
      <text:p text:style-name="P2">Event.ts</text:p>
      <text:p text:style-name="P2">Forum.ts</text:p>
      <text:p text:style-name="P2">Grant.ts</text:p>
      <text:p text:style-name="P2">group.model.ts</text:p>
      <text:p text:style-name="P2">Group.ts</text:p>
      <text:p text:style-name="P2">groupMember.model.ts</text:p>
      <text:p text:style-name="P2">GroupType.ts</text:p>
      <text:p text:style-name="P2">index.ts</text:p>
      <text:p text:style-name="P2">LinkPage.ts</text:p>
      <text:p text:style-name="P2">Minsite.ts</text:p>
      <text:p text:style-name="P2">Notification.ts</text:p>
      <text:p text:style-name="P2">Payout.ts</text:p>
      <text:p text:style-name="P2">petition.model.ts</text:p>
      <text:p text:style-name="P2">Post.ts</text:p>
      <text:p text:style-name="P2">Product.ts</text:p>
      <text:p text:style-name="P2">project.model.ts</text:p>
      <text:p text:style-name="P2">Reward.ts</text:p>
      <text:p text:style-name="P2">Survey.ts</text:p>
      <text:p text:style-name="P2">SurveyResponse.ts</text:p>
      <text:p text:style-name="P3">Testimonial.ts</text:p>
      <text:p text:style-name="P3">User.ts</text:p>
      <text:p text:style-name="P3">UserActivity.ts</text:p>
      <text:p text:style-name="P3">UserReward.ts</text:p>
      <text:p text:style-name="P3">vote.model.ts</text:p>
      <text:p text:style-name="P3">Wishlist.ts</text:p>
      <text:p text:style-name="P3">Wishlistitem.ts</text:p>
      <text:p text:style-name="Standard">│ <text:s text:c="2"/>│ <text:s text:c="2"/>├── routes/</text:p>
      <text:p text:style-name="Standard">│ <text:s text:c="2"/>│ <text:s text:c="2"/>│ <text:s text:c="2"/>├── affiliateRoutes.ts</text:p>
      <text:p text:style-name="Standard">│ <text:s text:c="2"/>│ <text:s text:c="2"/>│ <text:s text:c="2"/>└── authRoutes.ts</text:p>
      <text:p text:style-name="Standard">│ <text:s text:c="2"/>│ <text:s text:c="2"/>├── utils/</text:p>
      <text:p text:style-name="Standard">│ <text:s text:c="2"/>│ <text:s text:c="2"/>│ <text:s text:c="2"/>└── logger.ts</text:p>
      <text:p text:style-name="Standard">│ <text:s text:c="2"/>│ <text:s text:c="2"/>└── app.ts</text:p>
      <text:p text:style-name="Standard">│ <text:s text:c="2"/>├── .env</text:p>
      <text:p text:style-name="Standard">│ <text:s text:c="2"/>├── .eslintrc.json</text:p>
      <text:p text:style-name="Standard">│ <text:s text:c="2"/>├── Dockerfile</text:p>
      <text:p text:style-name="Standard">│ <text:s text:c="2"/>├── greenlock.js</text:p>
      <text:p text:style-name="Standard">│ <text:s text:c="2"/>├── jest.config.js</text:p>
      <text:p text:style-name="Standard">│ <text:s text:c="2"/>├── main.py</text:p>
      <text:p text:style-name="Standard">│ <text:s text:c="2"/>└── package.json</text:p>
      <text:p text:style-name="Standard">│</text:p>
      <text:p text:style-name="Standard">└── README.md</text:p>
      <text:p text:style-name="Standard"/>
      <text:p text:style-name="Standard">fair-platform/</text:p>
      <text:p text:style-name="Standard">│</text:p>
      <text:p text:style-name="Standard">├── .github/</text:p>
      <text:p text:style-name="Standard">│ <text:s text:c="2"/>└── ci.yaml</text:p>
      <text:p text:style-name="Standard"><text:soft-page-break/>│</text:p>
      <text:p text:style-name="Standard">├── ai-models/</text:p>
      <text:p text:style-name="Standard">│ <text:s text:c="2"/>├── eco-consultant/</text:p>
      <text:p text:style-name="Standard">│ <text:s text:c="2"/>│ <text:s text:c="2"/>├── agents/</text:p>
      <text:p text:style-name="Standard">│ <text:s text:c="2"/>│ <text:s text:c="2"/>├── api/</text:p>
      <text:p text:style-name="Standard">│ <text:s text:c="2"/>│ <text:s text:c="2"/>├── dashboard/</text:p>
      <text:p text:style-name="Standard">│ <text:s text:c="2"/>│ <text:s text:c="2"/>├── models/</text:p>
      <text:p text:style-name="Standard">│ <text:s text:c="2"/>│ <text:s text:c="2"/>├── batch_processor.py</text:p>
      <text:p text:style-name="Standard">│ <text:s text:c="2"/>│ <text:s text:c="2"/>└── main.py</text:p>
      <text:p text:style-name="Standard">│ <text:s text:c="2"/>│</text:p>
      <text:p text:style-name="Standard">│ <text:s text:c="2"/>└── recommendation/</text:p>
      <text:p text:style-name="Standard">│ <text:s text:c="6"/>├── app.py</text:p>
      <text:p text:style-name="Standard">│ <text:s text:c="6"/>└── model.py</text:p>
      <text:p text:style-name="Standard">│</text:p>
      <text:p text:style-name="Standard">├── backend/</text:p>
      <text:p text:style-name="Standard">│ <text:s text:c="2"/>├── src/</text:p>
      <text:p text:style-name="Standard">│ <text:s text:c="2"/>│ <text:s text:c="2"/>├── activitypub/</text:p>
      <text:p text:style-name="Standard">│ <text:s text:c="2"/>│ <text:s text:c="2"/>├── ai/</text:p>
      <text:p text:style-name="Standard">│ <text:s text:c="2"/>│ <text:s text:c="2"/>├── api/</text:p>
      <text:p text:style-name="Standard">│ <text:s text:c="2"/>│ <text:s text:c="2"/>├── config/</text:p>
      <text:p text:style-name="Standard">│ <text:s text:c="2"/>│ <text:s text:c="2"/>├── controllers/</text:p>
      <text:p text:style-name="Standard">│ <text:s text:c="2"/>│ <text:s text:c="2"/>├── middleware/</text:p>
      <text:p text:style-name="Standard">│ <text:s text:c="2"/>│ <text:s text:c="2"/>├── models/</text:p>
      <text:p text:style-name="Standard">│ <text:s text:c="2"/>│ <text:s text:c="2"/>├── routes/</text:p>
      <text:p text:style-name="Standard">│ <text:s text:c="2"/>│ <text:s text:c="2"/>├── utils/</text:p>
      <text:p text:style-name="Standard">│ <text:s text:c="2"/>│ <text:s text:c="2"/>└── app.ts</text:p>
      <text:p text:style-name="Standard">│ <text:s text:c="2"/>├── .env</text:p>
      <text:p text:style-name="Standard">│ <text:s text:c="2"/>├── .eslintrc.json</text:p>
      <text:p text:style-name="Standard">│ <text:s text:c="2"/>├── Dockerfile</text:p>
      <text:p text:style-name="Standard">│ <text:s text:c="2"/>├── greenlock.js</text:p>
      <text:p text:style-name="Standard">│ <text:s text:c="2"/>├── jest.config.js</text:p>
      <text:p text:style-name="Standard">│ <text:s text:c="2"/>├── main.py</text:p>
      <text:p text:style-name="Standard">│ <text:s text:c="2"/>└── package.json</text:p>
      <text:p text:style-name="Standard">│</text:p>
      <text:p text:style-name="Standard">├── frontend/</text:p>
      <text:p text:style-name="Standard">│ <text:s text:c="2"/>├── public/</text:p>
      <text:p text:style-name="Standard">│ <text:s text:c="2"/>│ <text:s text:c="2"/>└── index.html</text:p>
      <text:p text:style-name="Standard">│ <text:s text:c="2"/>├── src/</text:p>
      <text:p text:style-name="Standard">│ <text:s text:c="2"/>│ <text:s text:c="2"/>├── api/</text:p>
      <text:p text:style-name="Standard">│ <text:s text:c="2"/>│ <text:s text:c="2"/>│ <text:s text:c="2"/>└── api.ts</text:p>
      <text:p text:style-name="Standard">│ <text:s text:c="2"/>│ <text:s text:c="2"/>├── components/</text:p>
      <text:p text:style-name="Standard">│ <text:s text:c="2"/>│ <text:s text:c="2"/>│ <text:s text:c="2"/>├── affiliate/</text:p>
      <text:p text:style-name="Standard">│ <text:s text:c="2"/>│ <text:s text:c="2"/>│ <text:s text:c="2"/>│ <text:s text:c="2"/>├── AffiliateLink.tsx</text:p>
      <text:p text:style-name="Standard">│ <text:s text:c="2"/>│ <text:s text:c="2"/>│ <text:s text:c="2"/>│ <text:s text:c="2"/>├── AffiliateLinkCard.tsx</text:p>
      <text:p text:style-name="Standard">│ <text:s text:c="2"/>│ <text:s text:c="2"/>│ <text:s text:c="2"/>│ <text:s text:c="2"/>└── CreateAffiliateLinkModal.tsx</text:p>
      <text:p text:style-name="Standard">│ <text:s text:c="2"/>│ <text:s text:c="2"/>│ <text:s text:c="2"/>├── common/</text:p>
      <text:p text:style-name="Standard">│ <text:s text:c="2"/>│ <text:s text:c="2"/>│ <text:s text:c="2"/>│ <text:s text:c="2"/>└── Button.jsx</text:p>
      <text:p text:style-name="Standard">│ <text:s text:c="2"/>│ <text:s text:c="2"/>│ <text:s text:c="2"/>├── forms/</text:p>
      <text:p text:style-name="Standard">│ <text:s text:c="2"/>│ <text:s text:c="2"/>│ <text:s text:c="2"/>├── Accordion.tsx</text:p>
      <text:p text:style-name="Standard"><text:soft-page-break/>│ <text:s text:c="2"/>│ <text:s text:c="2"/>│ <text:s text:c="2"/>├── AddCommunityWishlistItemModal.tsx</text:p>
      <text:p text:style-name="Standard">│ <text:s text:c="2"/>│ <text:s text:c="2"/>│ <text:s text:c="2"/>├── AddWishlistItemModal.tsx</text:p>
      <text:p text:style-name="Standard">│ <text:s text:c="2"/>│ <text:s text:c="2"/>│ <text:s text:c="2"/>├── AIDashboard.tsx</text:p>
      <text:p text:style-name="Standard">│ <text:s text:c="2"/>│ <text:s text:c="2"/>│ <text:s text:c="2"/>├── AIJobMarketplace.tsx</text:p>
      <text:p text:style-name="Standard">│ <text:s text:c="2"/>│ <text:s text:c="2"/>│ <text:s text:c="2"/>├── AnimatedHeading.jsx</text:p>
      <text:p text:style-name="Standard">│ <text:s text:c="2"/>│ <text:s text:c="2"/>│ <text:s text:c="2"/>├── AnimatedRoutes.jsx</text:p>
      <text:p text:style-name="Standard">│ <text:s text:c="2"/>│ <text:s text:c="2"/>│ <text:s text:c="2"/>├── AvatarGenerator.jsx</text:p>
      <text:p text:style-name="Standard">│ <text:s text:c="2"/>│ <text:s text:c="2"/>│ <text:s text:c="2"/>├── BackgroundMusic.jsx</text:p>
      <text:p text:style-name="Standard">│ <text:s text:c="2"/>│ <text:s text:c="2"/>│ <text:s text:c="2"/>├── BarChart.jsx</text:p>
      <text:p text:style-name="Standard">│ <text:s text:c="2"/>│ <text:s text:c="2"/>│ <text:s text:c="2"/>├── Breadcrumbs.tsx</text:p>
      <text:p text:style-name="Standard">│ <text:s text:c="2"/>│ <text:s text:c="2"/>│ <text:s text:c="2"/>├── Button.jsx</text:p>
      <text:p text:style-name="Standard">│ <text:s text:c="2"/>│ <text:s text:c="2"/>│ <text:s text:c="2"/>├── Button.test.jsx</text:p>
      <text:p text:style-name="Standard">│ <text:s text:c="2"/>│ <text:s text:c="2"/>│ <text:s text:c="2"/>├── Calendar.tsx</text:p>
      <text:p text:style-name="Standard">│ <text:s text:c="2"/>│ <text:s text:c="2"/>│ <text:s text:c="2"/>├── CampaignCard.tsx</text:p>
      <text:p text:style-name="Standard">│ <text:s text:c="2"/>│ <text:s text:c="2"/>│ <text:s text:c="2"/>├── CampaignDetail.tsx</text:p>
      <text:p text:style-name="Standard">│ <text:s text:c="2"/>│ <text:s text:c="2"/>│ <text:s text:c="2"/>└── CampaignList.tsx</text:p>
      <text:p text:style-name="Standard">│ <text:s text:c="2"/>│ <text:s text:c="2"/>├── contexts/</text:p>
      <text:p text:style-name="Standard">│ <text:s text:c="2"/>│ <text:s text:c="2"/>├── hooks/</text:p>
      <text:p text:style-name="Standard">│ <text:s text:c="2"/>│ <text:s text:c="2"/>├── pages/</text:p>
      <text:p text:style-name="Standard">│ <text:s text:c="2"/>│ <text:s text:c="2"/>├── providers/</text:p>
      <text:p text:style-name="Standard">│ <text:s text:c="2"/>│ <text:s text:c="2"/>├── services/</text:p>
      <text:p text:style-name="Standard">│ <text:s text:c="2"/>│ <text:s text:c="2"/>├── store/</text:p>
      <text:p text:style-name="Standard">│ <text:s text:c="2"/>│ <text:s text:c="2"/>├── styles/</text:p>
      <text:p text:style-name="Standard">│ <text:s text:c="2"/>│ <text:s text:c="2"/>├── utils/</text:p>
      <text:p text:style-name="Standard">│ <text:s text:c="2"/>│ <text:s text:c="2"/>├── App.tsx</text:p>
      <text:p text:style-name="Standard">│ <text:s text:c="2"/>│ <text:s text:c="2"/>└── index.tsx</text:p>
      <text:p text:style-name="Standard">│ <text:s text:c="2"/>├── Dockerfile</text:p>
      <text:p text:style-name="Standard">│ <text:s text:c="2"/>└── package.json</text:p>
      <text:p text:style-name="Standard">│</text:p>
      <text:p text:style-name="Standard">└── README.m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0T01:42:41.979000000</meta:creation-date>
    <dc:date>2024-10-10T01:51:07.843000000</dc:date>
    <meta:editing-duration>PT8M26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5" meta:paragraph-count="223" meta:word-count="712" meta:character-count="4781" meta:non-whitespace-character-count="3608"/>
  </office:meta>
</office:document-meta>
</file>